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ibbon 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dal of Hon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stinguished Service Cro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vy Cros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ir Force Cros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fense Distinguished Service Medal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my Distinguished Service Meda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avy Distinguished Service Medal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Air Force Distinguished Service Medal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ast Guard Distinguished Service Medal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pace Force Distinguished Service Med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lver Star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fense Superior Service Meda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egion of Merit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istinguished Flying Cros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oldier’s Medal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Navy and Marine Corps Medal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irman’s Medal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oast Guard Medal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onze Star Med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rple Heart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Defense Meritorious Service Medal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eritorious Service Med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ir Medal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Joint Service Commendation Medal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rmy Commendation Medal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Navy and Marine Corps Commendation Medal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ir Force Commendation Meda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Coast Guard Commendation Medal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Joint Service Achievement Medal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Army Achievement Medal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Navy and Marine Corps Achievement Medal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Air Force Achievement Medal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Coast Guard Achievement Medal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isoner of War Medal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Army Good Conduct Medal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Navy Good Conduct Medal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Air Force Good Conduct Medal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Coast Guard Good Conduct Medal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rine Corps Good Conduct Medal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Army Reserve Components Achievement Medal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Navy Reserve Sea Service Ribbon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Air Reserve Forces Meritorious Service Medal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Coast Guard Reserve Good Conduct Medal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rmed Forces Reserve Medal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National Defense Service Medal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Korean Service Medal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ietnam Service Medal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outhwest Asia Service Medal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Kosovo Campaign Medal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Afghanistan Campaign Medal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raq Campaign Medal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Global War on Terrorism Expeditionary Medal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Global War on Terrorism Service Medal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Inherent Resolve Campaign Medal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rmed Forces Service Medal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umanitarian Service Medal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Military Outstanding Volunteer Service Medal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Armed Forces Expeditionary Med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ATO Medal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Multinational Force and Observers Medal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United Nations Medals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Republic of Vietnam Campaign Medal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Kuwait Liberation Medal (Saudi Arabia)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Kuwait Liberation Medal (Kuwait)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ea Service Deployment Ribbon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Navy Arctic Service Ribbon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Overseas Service Ribbon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rmy Service Ribbon</text:p>
          </table:table-cell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Navy and Marine Corps Overseas Service Ribbon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Coast Guard Sea Service Ribbon</text:p>
          </table:table-cell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Air and Space Overseas Short Tour Service Ribbon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Air and Space Overseas Long Tour Service Ribbon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Air and Space Training Ribbon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Basic Training Honor Graduate Ribb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9:22:26.392768542</meta:creation-date>
    <dc:date>2025-06-11T23:28:22.883483380</dc:date>
    <meta:editing-duration>PT3H55M42S</meta:editing-duration>
    <meta:editing-cycles>1</meta:editing-cycles>
    <meta:document-statistic meta:table-count="1" meta:cell-count="150" meta:object-count="0"/>
    <meta:generator>LibreOffice/24.8.6.2$Linux_X86_64 LibreOffice_project/480$Build-2</meta:generator>
  </office:meta>
</office:document-meta>
</file>